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2.236cm" style:use-optimal-column-width="false"/>
    </style:style>
    <style:style style:name="ro1" style:family="table-row">
      <style:table-row-properties style:row-height="1.598cm"/>
    </style:style>
    <style:style style:name="ro2" style:family="table-row">
      <style:table-row-properties style:row-height="1.59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2.235cm" svg:height="12.152cm" svg:x="2.239cm" svg:y="2.8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火车票二维码检测步骤：</text:p>
              </table:table-cell>
            </table:table-row>
            <table:table-row table:style-name="ro1">
              <table:table-cell table:style-name="gray2">
                <text:p>图像预处理：转灰度、OSTU二值化、形态学膨胀、查找轮廓</text:p>
              </table:table-cell>
            </table:table-row>
            <table:table-row table:style-name="ro1">
              <table:table-cell table:style-name="gray1">
                <text:p>轮廓处理，通过轮廓外包矩形，符合一定长宽比的前提下取最大矩形面积即为二维码区域</text:p>
              </table:table-cell>
            </table:table-row>
            <table:table-row table:style-name="ro1">
              <table:table-cell table:style-name="gray2">
                <text:p>创建只有二维码区域的mask,然后在mask再进行一次查找轮廓，通过层级关系定位出三个定位点，并绘制矩形和连接三个定位点</text:p>
              </table:table-cell>
            </table:table-row>
            <table:table-row table:style-name="ro2">
              <table:table-cell table:style-name="gray1">
                <text:p>旋转变换：判断二维码三个定位点哪个是中心点,左下点,右上点##定位点两两之间的距离##距离最大的两个点为左上角和右下角的点##x坐标与左上角相近的为左下角定位点</text:p>
              </table:table-cell>
            </table:table-row>
            <table:table-row table:style-name="ro2">
              <table:table-cell table:style-name="gray2">
                <text:p>用矩形框选出各个重要信息的位置：根据位置比例关系确定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8:54:17.937553155</meta:creation-date>
    <dc:date>2018-05-16T21:45:14.406667645</dc:date>
    <meta:editing-duration>PT4M57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